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OpenSymbol" svg:font-family="Open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style:style>
    <style:style style:name="P2" style:parent-style-name="Standard" style:family="paragraph">
      <style:paragraph-properties fo:text-align="justify" fo:line-height="150%" fo:text-indent="0.3923in"/>
      <style:text-properties style:font-name="Arial" fo:font-weight="bold" style:font-weight-asian="bold" style:font-weight-complex="bold"/>
    </style:style>
    <style:style style:name="P3" style:parent-style-name="Standard" style:family="paragraph">
      <style:paragraph-properties fo:text-align="justify" fo:line-height="150%" fo:text-indent="0.3923in"/>
      <style:text-properties style:font-name="Arial"/>
    </style:style>
    <style:style style:name="P4" style:parent-style-name="Standard" style:family="paragraph">
      <style:paragraph-properties fo:text-align="justify" fo:line-height="150%" fo:text-indent="0.3923in"/>
    </style:style>
    <style:style style:name="T5" style:parent-style-name="Fuentedepárrafopredeter." style:family="text">
      <style:text-properties style:font-name="Arial"/>
    </style:style>
    <style:style style:name="T6" style:parent-style-name="Fuentedepárrafopredeter." style:family="text">
      <style:text-properties style:font-name="Arial"/>
    </style:style>
    <style:style style:name="T7" style:parent-style-name="Fuentedepárrafopredeter." style:family="text">
      <style:text-properties style:font-name="Arial"/>
    </style:style>
    <style:style style:name="T8" style:parent-style-name="Fuentedepárrafopredeter." style:family="text">
      <style:text-properties style:font-name="Arial"/>
    </style:style>
    <style:style style:name="T9" style:parent-style-name="Ref.decomentario" style:family="text">
      <style:text-properties style:font-name-complex="Mangal"/>
    </style:style>
    <style:style style:name="P10" style:parent-style-name="Standard" style:family="paragraph">
      <style:paragraph-properties fo:text-align="justify" fo:line-height="150%" fo:text-indent="0.3937in"/>
    </style:style>
    <style:style style:name="T11" style:parent-style-name="Fuentedepárrafopredeter." style:family="text">
      <style:text-properties style:font-name="Arial"/>
    </style:style>
    <style:style style:name="T12" style:parent-style-name="Fuentedepárrafopredeter." style:family="text">
      <style:text-properties style:font-name="Arial"/>
    </style:style>
    <style:style style:name="T13" style:parent-style-name="Fuentedepárrafopredeter." style:family="text">
      <style:text-properties style:font-name="Arial"/>
    </style:style>
    <style:style style:name="T14" style:parent-style-name="Fuentedepárrafopredeter." style:family="text">
      <style:text-properties style:font-name="Arial"/>
    </style:style>
    <style:style style:name="P15" style:parent-style-name="Standard" style:family="paragraph">
      <style:paragraph-properties fo:text-align="justify" fo:line-height="150%" fo:text-indent="0.3923in"/>
    </style:style>
    <style:style style:name="T16" style:parent-style-name="Fuentedepárrafopredeter." style:family="text">
      <style:text-properties style:font-name="Arial"/>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style:style style:name="T19" style:parent-style-name="Fuentedepárrafopredeter." style:family="text">
      <style:text-properties style:font-name="Arial"/>
    </style:style>
    <style:style style:name="P20" style:parent-style-name="Standard" style:family="paragraph">
      <style:paragraph-properties fo:text-align="justify" fo:line-height="150%" fo:text-indent="0.3923in"/>
      <style:text-properties style:font-name="Arial"/>
    </style:style>
    <style:style style:name="P21" style:parent-style-name="Standard" style:family="paragraph">
      <style:paragraph-properties fo:text-align="justify" fo:line-height="150%" fo:text-indent="0.3923in"/>
    </style:style>
    <style:style style:name="T22" style:parent-style-name="Fuentedepárrafopredeter." style:family="text">
      <style:text-properties style:font-name="Arial"/>
    </style:style>
    <style:style style:name="T23" style:parent-style-name="Fuentedepárrafopredeter." style:family="text">
      <style:text-properties style:font-name="Arial"/>
    </style:style>
    <style:style style:name="T24" style:parent-style-name="Fuentedepárrafopredeter." style:family="text">
      <style:text-properties style:font-name="Arial"/>
    </style:style>
    <style:style style:name="T25" style:parent-style-name="Fuentedepárrafopredeter." style:family="text">
      <style:text-properties style:font-name="Arial"/>
    </style:style>
    <style:style style:name="P26" style:parent-style-name="Standard" style:family="paragraph">
      <style:paragraph-properties fo:text-align="justify" fo:line-height="150%" fo:text-indent="0.3923in"/>
    </style:style>
    <style:style style:name="T27" style:parent-style-name="Fuentedepárrafopredeter." style:family="text">
      <style:text-properties style:font-name="Arial"/>
    </style:style>
    <style:style style:name="T28" style:parent-style-name="Fuentedepárrafopredeter." style:family="text">
      <style:text-properties style:font-name="Arial"/>
    </style:style>
    <style:style style:name="P29" style:parent-style-name="Standard" style:list-style-name="LFO1" style:family="paragraph">
      <style:paragraph-properties fo:text-align="justify" fo:line-height="150%" fo:margin-left="0.5881in" fo:text-indent="-0.2027in">
        <style:tab-stops/>
      </style:paragraph-properties>
    </style:style>
    <style:style style:name="T30" style:parent-style-name="Fuentedepárrafopredeter." style:family="text">
      <style:text-properties style:font-name="Arial"/>
    </style:style>
    <style:style style:name="P31" style:parent-style-name="Standard" style:list-style-name="LFO1" style:family="paragraph">
      <style:paragraph-properties fo:text-align="justify" fo:line-height="150%" fo:margin-left="0.5881in" fo:text-indent="-0.2027in">
        <style:tab-stops/>
      </style:paragraph-properties>
    </style:style>
    <style:style style:name="T32" style:parent-style-name="Fuentedepárrafopredeter." style:family="text">
      <style:text-properties style:font-name="Arial"/>
    </style:style>
    <style:style style:name="P33" style:parent-style-name="Standard" style:list-style-name="LFO1" style:family="paragraph">
      <style:paragraph-properties fo:text-align="justify" fo:line-height="150%" fo:margin-left="0.5881in" fo:text-indent="-0.2027in">
        <style:tab-stops/>
      </style:paragraph-properties>
    </style:style>
    <style:style style:name="T34" style:parent-style-name="Fuentedepárrafopredeter." style:family="text">
      <style:text-properties style:font-name="Arial"/>
    </style:style>
    <style:style style:name="P35" style:parent-style-name="Standard" style:list-style-name="LFO1" style:family="paragraph">
      <style:paragraph-properties fo:text-align="justify" fo:line-height="150%" fo:margin-left="0.5881in" fo:text-indent="-0.2027in">
        <style:tab-stops/>
      </style:paragraph-properties>
    </style:style>
    <style:style style:name="T36" style:parent-style-name="Fuentedepárrafopredeter." style:family="text">
      <style:text-properties style:font-name="Arial"/>
    </style:style>
    <style:style style:name="T37" style:parent-style-name="Fuentedepárrafopredeter." style:family="text">
      <style:text-properties style:font-name="Arial"/>
    </style:style>
    <style:style style:name="P38" style:parent-style-name="Standard" style:list-style-name="LFO1" style:family="paragraph">
      <style:paragraph-properties fo:text-align="justify" fo:line-height="150%" fo:margin-left="0.5881in" fo:text-indent="-0.2027in">
        <style:tab-stops/>
      </style:paragraph-properties>
    </style:style>
    <style:style style:name="T39" style:parent-style-name="Fuentedepárrafopredeter." style:family="text">
      <style:text-properties style:font-name="Arial"/>
    </style:style>
    <style:style style:name="P40" style:parent-style-name="Standard" style:family="paragraph">
      <style:paragraph-properties fo:text-align="justify" fo:line-height="150%" fo:margin-left="0.0097in" fo:text-indent="0.3763in">
        <style:tab-stops/>
      </style:paragraph-properties>
    </style:style>
    <style:style style:name="T41" style:parent-style-name="Fuentedepárrafopredeter." style:family="text">
      <style:text-properties style:font-name="Arial"/>
    </style:style>
    <style:style style:name="T42" style:parent-style-name="Fuentedepárrafopredeter." style:family="text">
      <style:text-properties style:font-name="Arial"/>
    </style:style>
    <style:style style:name="T43" style:parent-style-name="Fuentedepárrafopredeter." style:family="text">
      <style:text-properties style:font-name="Arial"/>
    </style:style>
    <style:style style:name="T44" style:parent-style-name="Fuentedepárrafopredeter." style:family="text">
      <style:text-properties style:font-name="Arial"/>
    </style:style>
    <style:style style:name="P45" style:parent-style-name="Standard" style:family="paragraph">
      <style:paragraph-properties fo:text-align="justify" fo:line-height="150%" fo:text-indent="0.3923in"/>
      <style:text-properties style:font-name="Arial"/>
    </style:style>
    <style:style style:name="P46" style:parent-style-name="Standard" style:family="paragraph">
      <style:paragraph-properties fo:text-align="justify" fo:line-height="150%" fo:text-indent="0.3923in"/>
      <style:text-properties style:font-name="Arial"/>
    </style:style>
    <style:style style:name="P47" style:parent-style-name="Standard" style:family="paragraph">
      <style:paragraph-properties fo:text-align="justify" fo:line-height="150%" fo:text-indent="0.3923in"/>
      <style:text-properties style:font-name="Arial"/>
    </style:style>
    <style:style style:name="P48" style:parent-style-name="Standard" style:family="paragraph">
      <style:paragraph-properties fo:text-align="justify" fo:line-height="150%" fo:text-indent="0.3923in"/>
      <style:text-properties style:font-name="Arial"/>
    </style:style>
    <style:style style:name="P49" style:parent-style-name="Standard" style:family="paragraph">
      <style:text-properties style:font-name="Arial" fo:font-weight="bold" style:font-weight-asian="bold" style:font-weight-complex="bold"/>
    </style:style>
  </office:automatic-styles>
  <office:body>
    <office:text text:use-soft-page-breaks="true">
      <text:p text:style-name="P1">Justificación de la Investigación</text:p>
      <text:p text:style-name="P2"/>
      <text:p text:style-name="P3">Existe una infinidad de motivos para justificar el estudio y la preocupación sobre el ente administrativo que se encuentran en los distintos<text:s/>departamentos, que tienen derecho a reforzar las habilidades, destrezas y competencias personales que les faciliten responder asertivamente a las exigencias y retos que le impone el contexto profesional en que se desenvuelven a fin de llevar a cabo sus funciones.</text:p>
      <text:p text:style-name="P4"><text:span text:style-name="T5">Debido a las dificultades que<text:s/></text:span><text:span text:style-name="T6">todo el ente administrativo tiene<text:s/></text:span><text:span text:style-name="T7">por la consecuencia de presenciar un cambio tecnológico en las dependencias universitarias, hay que ayudarles a crear las condiciones más favorables que les permitan desarrollar motiv</text:span><text:span text:style-name="T8">ación para fomentar su máximo desarrollo e interés en las mismas.</text:span><text:span text:style-name="T9"><office:annotation><dc:creator>Elizabeth</dc:creator><dc:date>2013-02-28T22:14:00</dc:date><text:p text:style-name="Textocomentario">Para que se entienda mejor, a todas estas personas se les hace difícil el cambio y por eso es que se plantea motivarlos, siempre se debe hacer unos meses con anticipación y a la hora de hablar de crear condiciones favorables me expreso diciendo que se tendría que tomar medidas para que se cumplan los cambios y uno de ellos seria las capacitaciones, de manera tal que permitiría el desarrollo del crecimiento humano en la universidad.</text:p></office:annotation></text:span></text:p>
      <text:p text:style-name="P10"><text:span text:style-name="T11">Los lí</text:span><text:span text:style-name="T12">deres de cada dependencia son figuras determinantes para la planificación y conducción de las actividades que deben realizar cada ente administrativo. Desde esta perspectiva<text:s/></text:span><text:span text:style-name="T13">la innovación de este nivel debe pasar por la mejora del líder e involucrarse en l</text:span><text:span text:style-name="T14">os procesos de organización. Además, debe concebirse la tecnología como una estrategia para reducir la brecha que hoy se observa en los procesos de comunicación entre departamentos.</text:span></text:p>
      <text:p text:style-name="P15"><text:span text:style-name="T16">De allí que se propone una Red Institucional para la Interoperabilidad en</text:span><text:span text:style-name="T17">tre Dependencias de la Universidad Nacional Experimental de los Llanos Centrales Rómulo Gallegos en San Juan de los Morros Estado Guárico, para proporcionar a todo el ente administrativo un entorno de trabajo más eficaz, sistemática y completa en diferente</text:span><text:span text:style-name="T18">s entornos reales, <text:s/>así contribuir a un gran avance hacia las necesidades de todo ser humano, lo que le ayuda al personal a una mayor evolución profesional para ir adoptando una conducta renovadora a medida que se presenten innovaciones en el transcurso de</text:span><text:span text:style-name="T19"><text:s/>su trayectoria.</text:span></text:p>
      <text:p text:style-name="P20">Esta propuesta es importante ya que el empleo de las Tecnologías de la<text:s/><text:soft-page-break/>Información y Comunicación, permite a los usurarios hacer llegar los memorándums de manera efectiva y eficientemente.</text:p>
      <text:p text:style-name="P21"><text:span text:style-name="T22">En particular, el computador ofrecerá numerosas p</text:span><text:span text:style-name="T23">osibilidades, entre las cuales se destacan el aprovechamiento del tiempo, desarrollando los documentos y haciéndolos llegar de manera casi instantánea, la eficiencia, optimizando la relación entre las diferentes dependencias administrativas integrando y me</text:span><text:span text:style-name="T24">jorando la productividad, la digitalización, estableciendo un control de registro de los trámites, pues este proceso es uno de las más descentralizados, el equilibrio ecológico, la comunicación; aspectos sumamente importante para el uso eficiente en los pr</text:span><text:span text:style-name="T25">ocesos administrativos.</text:span></text:p>
      <text:p text:style-name="P26"><text:span text:style-name="T27">Por otra parte, este proyecto cobra importancia ya que la metodología utilizada para el desarrollo del software, trae consigo una etapa de diseño basada en aplicar la interfaz al ámbito de trabajo, la cual se basa en los siguientes<text:s/></text:span><text:span text:style-name="T28">principios:</text:span></text:p>
      <text:list text:style-name="LFO1" text:continue-numbering="true">
        <text:list-item>
          <text:p text:style-name="P29"><text:span text:style-name="T30">Ofrecer <text:s/>la posibilidad de que los usuarios se sientan cómodos.</text:span></text:p>
        </text:list-item>
        <text:list-item>
          <text:p text:style-name="P31"><text:span text:style-name="T32">Presentar el entorno de forma atractiva y de fácil manejo.</text:span></text:p>
        </text:list-item>
        <text:list-item>
          <text:p text:style-name="P33"><text:span text:style-name="T34">Considerar las normas de calidad en diseño.</text:span></text:p>
        </text:list-item>
        <text:list-item>
          <text:p text:style-name="P35"><text:span text:style-name="T36">Prever diversas funcionalidades de interfaz de navegación en función del tip</text:span><text:span text:style-name="T37">o de comunicación, del destinatario y de los niveles de profundidad previstos.</text:span></text:p>
        </text:list-item>
        <text:list-item>
          <text:p text:style-name="P38"><text:span text:style-name="T39">Considerar las normas de calidad en diseño.</text:span></text:p>
        </text:list-item>
      </text:list>
      <text:p text:style-name="P40"><text:span text:style-name="T41">Así mismo, el proyecto desarrollado se justifica ya que las principales</text:span><text:span text:style-name="T42"><text:s/>especificaciones de esta interfaz permiten facilidad de manejo, envío de<text:s/></text:span><text:span text:style-name="T43">comunicaciones masivas</text:span><text:span text:style-name="T44"><text:s/>o memorándums circulares permitiendo que la información sea compartida instantáneamente entre varias personas.</text:span></text:p>
      <text:p text:style-name="P45">Este trabajo de investigación será una herramienta que permitirá tanto a la institución como al ente administrativo, aprovechar al máximo las bondades que brinda la interoperabilidad para lograr las exigencias y necesidades <text:s/>de los actores del sistema, respondiendo a las tendencias más relevantes de la<text:s/>época actual para el desarrollo de la sociedad como lo son:<text:s/><text:soft-page-break/>la democratización, la automatización, la revolución tecnológica, y por ende, contribuir el desarrollo de Venezuela mediante la investigación, para la aclaración y visualización de los problemas nacionales y atendiendo a las necesidades del entorno.</text:p>
      <text:p text:style-name="P46">Este trabajo representa un beneficio para los investigadores ya que les permitió la creación de un cuerpo organizado de conocimientos, cuyo objeto es descubrir los principios generales o las interpretaciones administrativas.</text:p>
      <text:p text:style-name="P47">Así mismo, esta investigación se justifica metodológicamente, ya que les proporcionó a los investigadores habilidades y destrezas en el uso de herramientas metodológicas que le serán útiles para futuras investigaciones.</text:p>
      <text:p text:style-name="P48"/>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OpenSymbol" svg:font-family="OpenSymbol"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V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Bibliografía" style:display-name="Bibliografía" style:family="paragraph" style:parent-style-name="Normal" style:next-style-name="Normal">
      <style:text-properties style:font-name-complex="Mangal" style:font-size-complex="10.5pt" fo:hyphenate="false"/>
    </style:style>
    <style:style style:name="Default"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AsuntodelcomentarioCar" style:display-name="Asunto del comentario Car" style:family="text" style:parent-style-name="TextocomentarioCar">
      <style:text-properties style:font-name-complex="Mangal" fo:font-weight="bold" style:font-weight-asian="bold" style:font-weight-complex="bold" fo:font-size="10pt" style:font-size-asian="10pt" style:font-size-complex="9pt"/>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5in" fo:page-height="11in" style:print-orientation="portrait" fo:margin-top="1.1812in" fo:margin-left="1.575in" fo:margin-bottom="1.1812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izabeth</meta:initial-creator>
    <dc:creator>Elizabeth</dc:creator>
    <meta:creation-date>2013-02-24T17:44:00Z</meta:creation-date>
    <dc:date>2013-03-01T02:44:00Z</dc:date>
    <meta:print-date>2013-03-01T02:44:00Z</meta:print-date>
    <meta:template xlink:href="Normal" xlink:type="simple"/>
    <meta:editing-cycles>91</meta:editing-cycles>
    <meta:editing-duration>PT20040S</meta:editing-duration>
    <meta:document-statistic meta:page-count="3" meta:paragraph-count="9" meta:word-count="696" meta:character-count="4515" meta:row-count="31" meta:non-whitespace-character-count="3828"/>
  </office:meta>
</office:document-meta>
</file>